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0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3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4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5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ffff00" style:font-style-asian="normal" style:font-style-complex="normal"/>
    </style:style>
    <style:style style:name="P17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3faf46" loext:opacity="100%" style:font-name="Helvetica Neue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style:style style:name="T4" style:family="text">
      <style:text-properties style:font-name="Roboto" style:font-name-asian="Roboto" style:font-name-complex="Roboto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duit :</text:p>
      <text:list xml:id="list3637291409" text:style-name="L1">
        <text:list-item>
          <text:p text:style-name="P7">Retirer « En ligne / En boutique »</text:p>
        </text:list-item>
        <text:list-item>
          <text:p text:style-name="P7">-&gt; Putôt sur page récapitulatif de commande<text:span text:style-name="T1"> =&gt; Je me souviens plus de quoi ça parle (si ça me reviens : je vous le dirai)</text:span></text:p>
        </text:list-item>
        <text:list-item>
          <text:p text:style-name="P7">Retirer « Articles restants » </text:p>
        </text:list-item>
        <text:list-item>
          <text:p text:style-name="P7">Ajouter « Question sur l’article » </text:p>
        </text:list-item>
        <text:list-item>
          <text:p text:style-name="P18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7">Ajouter dropdown couleur </text:p>
        </text:list-item>
        <text:list-item>
          <text:p text:style-name="P7">Retour « 14 jours » </text:p>
        </text:list-item>
        <text:list-item>
          <text:p text:style-name="P7">Retirer « Charger plus de produits » </text:p>
        </text:list-item>
        <text:list-item>
          <text:p text:style-name="P7">Ajouter sidebar <text:span text:style-name="T1">=&gt; c'est celui qui trouves sur la liste des produits</text:span></text:p>
        </text:list-item>
        <text:list-item>
          <text:p text:style-name="P7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7">Ajouter section « matière » <text:span text:style-name="T1">=&gt; si c'est en plastique,etc..</text:span></text:p>
        </text:list-item>
        <text:list-item>
          <text:p text:style-name="P7">Ajouter « référence » </text:p>
        </text:list-item>
        <text:list-item>
          <text:p text:style-name="P7">En ligne : ajouter « Délais : 2 semaines », de manière voyante</text:p>
        </text:list-item>
        <text:list-item>
          <text:p text:style-name="P7">À la place des boutons radios : « neuf » ou « occasion », après quantité</text:p>
        </text:list-item>
        <text:list-item>
          <text:p text:style-name="P7">Ajouter tarifs dégressifs (tableau<text:span text:style-name="T1"> =&gt; car certain produit peuvent être dégressive suivant la quantité</text:span>).</text:p>
        </text:list-item>
      </text:list>
      <text:p text:style-name="P6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4">=&gt; n'hésiter pas à aller voir dans le site actuelle si vous arrivez pas comprendre</text:p>
      <text:p text:style-name="P6"> </text:p>
      <text:p text:style-name="P5">Infos pratiques :</text:p>
      <text:list xml:id="list172860383" text:style-name="L2">
        <text:list-item>
          <text:p text:style-name="P17">Padding sur map (aligner avec le reste)</text:p>
        </text:list-item>
        <text:list-item>
          <text:p text:style-name="P16">Ouverture : en 1 ligne</text:p>
        </text:list-item>
        <text:list-item>
          <text:p text:style-name="P17">Ajouter métros, bus</text:p>
        </text:list-item>
      </text:list>
      <text:p text:style-name="P6"> </text:p>
      <text:p text:style-name="P5">Panier :</text:p>
      <text:list xml:id="list1871588011" text:style-name="L3">
        <text:list-item>
          <text:p text:style-name="P8">Qté : ajouter + et -</text:p>
        </text:list-item>
        <text:list-item>
          <text:p text:style-name="P8">Ajouter section codes promo </text:p>
        </text:list-item>
        <text:list-item>
          <text:p text:style-name="P8">Tester en-tête tableau en gras </text:p>
        </text:list-item>
        <text:list-item>
          <text:p text:style-name="P8">Parcours : bouton « Commander sans compte » vs « s’enregistrer / se connecter » (pop-in après clic sur « Valider »)</text:p>
        </text:list-item>
        <text:list-item>
          <text:p text:style-name="P8">Ajouter sections tailles et couleurs (« L, XL ») </text:p>
        </text:list-item>
      </text:list>
      <text:p text:style-name="P6"> </text:p>
      <text:p text:style-name="P5">Mon compte :</text:p>
      <text:list xml:id="list1048242692" text:style-name="L4">
        <text:list-item>
          <text:p text:style-name="P9">Créer un champ avec une erreur (rouge + message)</text:p>
        </text:list-item>
        <text:list-item>
          <text:p text:style-name="P9">Ajouter historique des commandes + dl facture </text:p>
        </text:list-item>
      </text:list>
      <text:p text:style-name="P6"> </text:p>
      <text:p text:style-name="P5"><text:soft-page-break/>Récapitulatif :</text:p>
      <text:list xml:id="list116417992" text:style-name="L5">
        <text:list-item>
          <text:p text:style-name="P10">Créer icône (stand ?) pour retrait en magasin </text:p>
        </text:list-item>
        <text:list-item>
          <text:p text:style-name="P10">Créer dropdown sous Colissimo :</text:p>
          <text:list>
            <text:list-item>
              <text:p text:style-name="P10">Domicile</text:p>
            </text:list-item>
            <text:list-item>
              <text:p text:style-name="P10">Commerçant</text:p>
            </text:list-item>
            <text:list-item>
              <text:p text:style-name="P10">La Poste</text:p>
            </text:list-item>
          </text:list>
        </text:list-item>
        <text:list-item>
          <text:p text:style-name="P10">Section prix : Sticky pour afficher le prix tout le temps</text:p>
        </text:list-item>
        <text:list-item>
          <text:p text:style-name="P10">Ajouter sections tailles et couleurs (« L, XL ») </text:p>
        </text:list-item>
        <text:list-item>
          <text:p text:style-name="P10">Adresse de livraison et facturation différentes</text:p>
        </text:list-item>
        <text:list-item>
          <text:p text:style-name="P10">Enregistrer différentes adresses comme Amazon, Deliveroo, etc.</text:p>
        </text:list-item>
      </text:list>
      <text:p text:style-name="P6"> </text:p>
      <text:p text:style-name="P5">Paiement :</text:p>
      <text:list xml:id="list553410029" text:style-name="L6">
        <text:list-item>
          <text:p text:style-name="P11">Ajouter « chèques » et « mandats administratifs »</text:p>
        </text:list-item>
        <text:list-item>
          <text:p text:style-name="P11">Bouton régler : à droite </text:p>
        </text:list-item>
      </text:list>
      <text:p text:style-name="P6"> </text:p>
      <text:p text:style-name="P5">Tunnel de vente :</text:p>
      <text:list xml:id="list947849004" text:style-name="L7">
        <text:list-item>
          <text:p text:style-name="P12">Ajouter étapes</text:p>
          <text:list>
            <text:list-item>
              <text:p text:style-name="P12">Récapitulatif</text:p>
            </text:list-item>
            <text:list-item>
              <text:p text:style-name="P12">Livraison</text:p>
            </text:list-item>
            <text:list-item>
              <text:p text:style-name="P12">Paiement</text:p>
            </text:list-item>
            <text:list-item>
              <text:p text:style-name="P12">Confirmation </text:p>
            </text:list-item>
          </text:list>
        </text:list-item>
      </text:list>
      <text:p text:style-name="P6"> </text:p>
      <text:p text:style-name="P5">Page confirmation :</text:p>
      <text:list xml:id="list1209167610" text:style-name="L8">
        <text:list-item>
          <text:p text:style-name="P13">Ajouter la page</text:p>
        </text:list-item>
        <text:list-item>
          <text:p text:style-name="P13">N° de commande</text:p>
        </text:list-item>
        <text:list-item>
          <text:p text:style-name="P13">Reprendre récapitulatif </text:p>
        </text:list-item>
        <text:list-item>
          <text:p text:style-name="P13">Votre commande a bien été enregistrée.</text:p>
        </text:list-item>
        <text:list-item>
          <text:p text:style-name="P13">Vous recevrez un e-mail de résumé de votre commande et un autre email dès l’envoi du colis</text:p>
        </text:list-item>
        <text:list-item>
          <text:p text:style-name="P13">Pour ceux qui paient par chèque : bouton qui redirige vers la CB s’ils changent d’avis.</text:p>
        </text:list-item>
      </text:list>
      <text:p text:style-name="P6"> </text:p>
      <text:p text:style-name="P5">Connexion :</text:p>
      <text:list xml:id="list1491493887" text:style-name="L9">
        <text:list-item>
          <text:p text:style-name="P14">Ajouter « mdp oublié » </text:p>
        </text:list-item>
        <text:list-item>
          <text:p text:style-name="P14">Créer page « mdp oublié » </text:p>
        </text:list-item>
      </text:list>
      <text:p text:style-name="P6"> </text:p>
      <text:p text:style-name="P5">Menu : </text:p>
      <text:list xml:id="list396968064" text:style-name="L10">
        <text:list-item>
          <text:p text:style-name="P15">Ajouter FR/EN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Roboto" svg:font-family="Roboto, RobotoDraft, Helvetica, Arial, sans-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09T10:45:54.405811159</dc:date>
    <meta:editing-duration>PT6M15S</meta:editing-duration>
    <meta:editing-cycles>2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